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bb5" officeooo:paragraph-rsid="0011eb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" meta:word-count="2" meta:character-count="12" meta:non-whitespace-character-count="11"/>
  </office:meta>
</office:document-meta>
</file>